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947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1f5" officeooo:paragraph-rsid="0003a1f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23947" officeooo:paragraph-rsid="00023947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23947" officeooo:paragraph-rsid="0003a1f5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3a1f5" officeooo:paragraph-rsid="0003a1f5"/>
    </style:style>
    <style:style style:name="T1" style:family="text">
      <style:text-properties officeooo:rsid="0003a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 of Meeting 27/01/2016</text:p>
      <text:p text:style-name="P1"/>
      <text:p text:style-name="P2">Infos sur la caméra :</text:p>
      <text:p text:style-name="P1"/>
      <text:p text:style-name="P3">- <text:span text:style-name="T1">Orientation camera = theta – pan</text:span></text:p>
      <text:p text:style-name="P3">- <text:span text:style-name="T1">repère North East Down (x,y,z)</text:span></text:p>
      <text:p text:style-name="P3">- <text:span text:style-name="T1">Sélection pan 1,57 et tilt 0,2 sinon visualisation du ciel</text:span></text:p>
      <text:p text:style-name="P4">- <text:span text:style-name="T1">Entraînement sur partie est du lac, avec un pan positif ou négatif pour éviter l'île</text:span></text:p>
      <text:p text:style-name="P3"/>
      <text:p text:style-name="P2">Documentation :</text:p>
      <text:p text:style-name="P2"/>
      <text:p text:style-name="P4">- <text:span text:style-name="T1">Auteurs: Yann LeCun, Yoshua Bengio, Geoffrey Hinton.</text:span></text:p>
      <text:p text:style-name="P5">- Voir livre en ligne de Bengio et best practices for…</text:p>
      <text:p text:style-name="P4"/>
      <text:p text:style-name="P2">Concepts théoriques :</text:p>
      <text:p text:style-name="P3">- <text:span text:style-name="T1">Conv net : une unit = pixel dans une map de sortie</text:span></text:p>
      <text:p text:style-name="P3"/>
      <text:p text:style-name="P2">Pratique :</text:p>
      <text:p text:style-name="P3">- <text:span text:style-name="T1">Voir les paramètres de descente de gradient</text:span></text:p>
      <text:p text:style-name="P3">- <text:span text:style-name="T1">Voir des configurations qui sont souvent utilisées, faire selection de paramètres.</text:span></text:p>
      <text:p text:style-name="P3">- <text:span text:style-name="T1">Essai sur 4 couches pour voir influence des paramètres</text:span></text:p>
      <text:p text:style-name="P3">- <text:span text:style-name="T1">A terme, essai sur des représentations fréquentielles des JPEG avec la DCT</text:span></text:p>
      <text:p text:style-name="P3">- <text:span text:style-name="T1">Faire une sélection de databas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4:32:41.250923777</meta:creation-date>
    <dc:date>2016-02-03T16:21:40.046218145</dc:date>
    <meta:editing-duration>PT7M4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36" meta:character-count="761" meta:non-whitespace-character-count="641"/>
  </office:meta>
</office:document-meta>
</file>